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CONTEXT: Execution context - contextul de execuție a codului</text:h>
      <text:h text:style-name="Heading_20_2" text:outline-level="2">Acumulări rapide</text:h>
      <text:p text:style-name="First_20_paragraph">Motorul JavaScript creează un obiect al contextului de execuție: EXECUTION CONTEXT OBJECT.</text:p>
      <text:p text:style-name="Text_20_body">Invocarea unei funcții generează un nou CONTEXT de EXECUȚIE. <text:span text:style-name="T1">Acesta</text:span><text:span text:style-name="T2"> </text:span><text:span text:style-name="T3">nu</text:span><text:span text:style-name="T4"> </text:span><text:span text:style-name="T5">este</text:span><text:span text:style-name="T6"> </text:span><text:span text:style-name="T7">un</text:span><text:span text:style-name="T8"> </text:span><text:span text:style-name="T9">obiect,</text:span><text:span text:style-name="T10"> </text:span><text:span text:style-name="T11">ATENȚIE!</text:span></text:p>
      <text:p text:style-name="Text_20_body">Contextul de execuție este parte a scope (perimetru).</text:p>
      <text:p text:style-name="Text_20_body">Contextul de execuție este constituit din TOT ce se întâmplă atunci când funcția se execută, adică in toate variabilele și funcțiile. O variabilă este considerată a fi „în scope", dacă este accesibilă în contextul de execuție curent.</text:p>
      <text:p text:style-name="Text_20_body">Variabilele și funcțiile care fac parte din contextul de execuție sunt stocate în OBIECTUL CONTEXTULUI DE EXECUȚIE - Execution Context Object.</text:p>
      <text:p text:style-name="Text_20_body">Pentru orice program există un <text:span text:style-name="T12">global</text:span><text:span text:style-name="T13"> </text:span><text:span text:style-name="T14">execution</text:span><text:span text:style-name="T15"> </text:span><text:span text:style-name="T16">context</text:span> (activat spre exemplu când declari <text:span text:style-name="T17">&lt;script&gt;</text:span>)</text:p>
      <text:h text:style-name="Heading_20_1" text:outline-level="1">Global Execution Context</text:h>
      <text:p text:style-name="First_20_paragraph">Tot codul JavaScript rulează în Global Execution Context (GEC). Este un wrapper pentru cod.</text:p>
      <text:p text:style-name="Text_20_body">Este creat un <text:span text:style-name="T18">Global</text:span><text:span text:style-name="T19"> </text:span><text:span text:style-name="T20">Object</text:span> și <text:span text:style-name="T21">this</text:span>, o variabilă specială. De regulă, este window.</text:p>
      <text:p text:style-name="Text_20_body">Execution Context este inițiat la executarea codului.</text:p>
      <text:p text:style-name="Text_20_body">Conține: - Global object - this - stiva variabilelor - Outer environment (pentru cazul funcțiilor. Global env nu are outer env) - codul js</text:p>
      <text:p text:style-name="Text_20_body">ATENȚIE, toate acestea sunt create de Enginul JavaScript.</text:p>
      <text:h text:style-name="Heading_20_2" text:outline-level="2">Mantre</text:h>
      <text:list text:style-name="L1">
        <text:list-item>
          <text:p text:style-name="P1">Ori de câte ori este invocată o funcție, se creează un nou context execuție (TOT ce se întâmplă atunci când funcția se execută).</text:p>
        </text:list-item>
        <text:list-item>
          <text:p text:style-name="P1">Variabilele și funcțiile care fac parte din contextul de execuție, sunt memorate în EXECUTION CONTEXT OBJECT, care este un obiect al motorului JavaScript.</text:p>
        </text:list-item>
        <text:list-item>
          <text:p text:style-name="P1">contextul e execuție este parte a scope (format la faza de compilare).</text:p>
        </text:list-item>
        <text:list-item>
          <text:p text:style-name="P1">Context este valoarea lui <text:span text:style-name="T22">this</text:span></text:p>
        </text:list-item>
        <text:list-item>
          <text:p text:style-name="P1">toate variabilele și funcțiile definite într-o funcție sunt considerate parte a contextului de execuț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